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MENDMENTS BY ORDER</text:h>
      <text:p text:style-name="Standard"/>
      <text:h text:style-name="P3" text:outline-level="2">[BILL_NAME]</text:h>
      <text:p text:style-name="Standard"/>
      <text:p text:style-name="P1">[NO_OF_AMENDMENTS] amendment(s)</text:p>
      <text:p text:style-name="P1"/>
      <text:p text:style-name="P1">[OFFICIAL_DATE]</text:p>
      <text:section text:style-name="Sect1" text:name="ReportBody">
        <text:p text:style-name="P4">[CHANGE_TYPE] in [SECTION_TYPE]</text:p>
        <text:p text:style-name="P5">[AFTER_TITLE]</text:p>
        <text:p text:style-name="P6">[AFTER_CHANGE_DESC]</text:p>
        <text:p text:style-name="P5">[BEFORE_TITLE]</text:p>
        <text:p text:style-name="P7">[BEFORE_CHANGE_DESC]</text:p>
        <text:p text:style-name="P8">[SECTION_TYPE_INFO]</text:p>
        <text:p text:style-name="Standard">[CHANGE_TEXT]</text:p>
      </text:section>
      <text:p text:style-name="Standard"/>
      <text:p text:style-name="Standard"/>
      <text:p text:style-name="P1">Parliament of Bunge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3-15T14:46:04</meta:creation-date>
    <dc:date>2010-04-27T16:30:03</dc:date>
    <dc:creator>Ashok Hariharan</dc:creator>
    <meta:editing-duration>PT69H31M57S</meta:editing-duration>
    <meta:editing-cycles>8</meta:editing-cycles>
    <meta:generator>OpenOffice.org/3.1$Linux OpenOffice.org_project/310m19$Build-9420</meta:generator>
    <meta:document-statistic meta:table-count="0" meta:image-count="0" meta:object-count="0" meta:page-count="1" meta:paragraph-count="12" meta:word-count="19" meta:character-count="226"/>
    <meta:user-defined meta:name="BungeniReportDateFormat">EEE, d MMM yyyy</meta:user-defined>
    <meta:user-defined meta:name="BungeniReportName">Reports By Change Order</meta:user-defined>
  </office:meta>
</office:document-meta>
</file>